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8pt" fo:font-weight="bold" officeooo:rsid="001cd209" officeooo:paragraph-rsid="001cd209" style:font-size-asian="15.75pt" style:font-weight-asian="bold" style:font-name-complex="Arial1" style:font-size-complex="18pt" style:font-weight-complex="bold"/>
    </style:style>
    <style:style style:name="P2" style:family="paragraph" style:parent-style-name="Standard">
      <style:text-properties style:font-name="Arial" fo:font-size="12pt" fo:font-weight="normal" officeooo:rsid="001cd209" officeooo:paragraph-rsid="001cd209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text-properties fo:color="#000000" loext:opacity="100%" style:font-name="arial" fo:font-size="12pt" officeooo:rsid="001cd209" officeooo:paragraph-rsid="001cd209" fo:background-color="transparent" style:font-size-asian="12pt" style:font-name-complex="Arial1" style:font-size-complex="12pt"/>
    </style:style>
    <style:style style:name="P4" style:family="paragraph" style:parent-style-name="Standard">
      <style:text-properties fo:color="#000000" loext:opacity="100%" style:font-name="arial" fo:font-size="12pt" officeooo:rsid="001dec53" officeooo:paragraph-rsid="001dec53" fo:background-color="transparent" style:font-size-asian="12pt" style:font-name-complex="Arial1" style:font-size-complex="12pt"/>
    </style:style>
    <style:style style:name="P5" style:family="paragraph" style:parent-style-name="Standard">
      <style:text-properties fo:color="#000000" loext:opacity="100%" style:font-name="Arial" fo:font-size="12pt" officeooo:rsid="001dec53" officeooo:paragraph-rsid="001dec53" fo:background-color="transparent" style:font-size-asian="12pt" style:font-name-complex="Arial1" style:font-size-complex="12pt"/>
    </style:style>
    <style:style style:name="P6" style:family="paragraph" style:parent-style-name="Standard">
      <style:text-properties officeooo:paragraph-rsid="001e6cee"/>
    </style:style>
    <style:style style:name="P7" style:family="paragraph" style:parent-style-name="Standard">
      <style:text-properties fo:color="#000000" loext:opacity="100%" style:font-name="Arial" fo:font-size="12pt" officeooo:rsid="001dec53" officeooo:paragraph-rsid="001e6cee" fo:background-color="#c0c0c0" style:font-size-asian="12pt" style:font-name-complex="Arial1" style:font-size-complex="12pt"/>
    </style:style>
    <style:style style:name="P8" style:family="paragraph" style:parent-style-name="Standard">
      <style:text-properties fo:color="#000000" loext:opacity="100%" style:font-name="Arial" fo:font-size="12pt" officeooo:rsid="00211673" officeooo:paragraph-rsid="00211673" fo:background-color="transparent" style:font-size-asian="12pt" style:font-name-complex="Arial1" style:font-size-complex="12pt"/>
    </style:style>
    <style:style style:name="P9" style:family="paragraph" style:parent-style-name="Standard">
      <style:text-properties fo:color="#000000" loext:opacity="100%" style:font-name="Arial" fo:font-size="12pt" officeooo:rsid="001dec53" officeooo:paragraph-rsid="00211673" fo:background-color="#c0c0c0" style:font-size-asian="12pt" style:font-name-complex="Arial1" style:font-size-complex="12pt"/>
    </style:style>
    <style:style style:name="T1" style:family="text">
      <style:text-properties style:font-name="Arial" fo:font-size="28pt" fo:font-weight="bold" style:font-size-asian="28pt" style:font-weight-asian="bold" style:font-name-complex="Arial1" style:font-size-complex="28pt"/>
    </style:style>
    <style:style style:name="T2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fo:background-color="#c0c0c0"/>
    </style:style>
    <style:style style:name="T5" style:family="text">
      <style:text-properties style:font-name="Arial" officeooo:rsid="001ba74d"/>
    </style:style>
    <style:style style:name="T6" style:family="text">
      <style:text-properties officeooo:rsid="001dec53" fo:background-color="#c0c0c0"/>
    </style:style>
    <style:style style:name="T7" style:family="text">
      <style:text-properties fo:color="#000000" loext:opacity="100%" style:font-name="Arial" fo:font-size="12pt" officeooo:rsid="001dec53" fo:background-color="#c0c0c0" loext:char-shading-value="0" style:font-size-asian="12pt" style:font-name-complex="Arial1" style:font-size-complex="12pt"/>
    </style:style>
    <style:style style:name="T8" style:family="text">
      <style:text-properties fo:color="#000000" loext:opacity="100%" style:font-name="Arial" fo:font-size="12pt" officeooo:rsid="001dec53" fo:background-color="transparent" loext:char-shading-value="0" style:font-size-asian="12pt" style:font-name-complex="Arial1" style:font-size-complex="12pt"/>
    </style:style>
    <style:style style:name="T9" style:family="text">
      <style:text-properties officeooo:rsid="001e6cee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e6cee" fo:background-color="transparent" loext:char-shading-value="0"/>
    </style:style>
    <style:style style:name="T12" style:family="text">
      <style:text-properties fo:background-color="#c0c0c0" loext:char-shading-value="0"/>
    </style:style>
    <style:style style:name="T13" style:family="text">
      <style:text-properties officeooo:rsid="00211673" fo:background-color="transparent" loext:char-shading-value="0"/>
    </style:style>
    <style:style style:name="T14" style:family="text">
      <style:text-properties style:font-name="Arial" fo:font-size="12pt" officeooo:rsid="001ba74d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laravel</text:span><text:span text:style-name="T1"/></text:p>
      <text:p text:style-name="Standard" loext:marker-style-name="T2"><text:span text:style-name="T2">o que é</text:span><text:span text:style-name="T2"/></text:p>
      <text:p text:style-name="Standard" loext:marker-style-name="T3"><text:span text:style-name="T3">é um framework para php open source para facilitar o desenvolvimento.</text:span><text:span text:style-name="T3"/></text:p>
      <text:p text:style-name="Standard" loext:marker-style-name="T3"><text:span text:style-name="T3">é um dos frameworks mais usados, assim como symfony e codeigniter.</text:span><text:span text:style-name="T3"/></text:p>
      <text:p text:style-name="Standard" loext:marker-style-name="T3"><text:span text:style-name="T3">foi criado pelo tyler b. otwell e lançado em 2011, intencionado para ajudar na escrita e sintaxe, com o lema ‘artesãos da web’.</text:span><text:span text:style-name="T3"/></text:p>
      <text:p text:style-name="Standard" loext:marker-style-name="T3"><text:span text:style-name="T3">laravel funciona sobre o mvc (model view controller), que é a divisão do softwares em 3 níveis: model: banco de dados; view: frontend; controller: backend e ponte entre os níveis.</text:span><text:span text:style-name="T3"/></text:p>
      <text:p text:style-name="Standard" loext:marker-style-name="T3"><text:span text:style-name="T3">laravel também gerencia dependências e serviços para publicação e manutenção de sistemas.</text:span></text:p>
      <text:p text:style-name="P1">instalando<text:span text:style-name="T2"/></text:p>
      <text:p text:style-name="P2">precisa ter o php e o composer instalado no sistema;</text:p>
      <text:p text:style-name="P3" loext:marker-style-name="T3"><text:span text:style-name="T4">composer require laravel/installer</text:span> para instalar o instalador de laravel<text:span text:style-name="T5">;</text:span></text:p>
      <text:p text:style-name="P3" loext:marker-style-name="T3"><text:span text:style-name="T4">composer exec laravel new </text:span><text:span text:style-name="T6">nome-do-app</text:span> para criar um novo app laravel;</text:p>
      <text:p text:style-name="P4" loext:marker-style-name="T3">escolher as opções que preferir;</text:p>
      <text:p text:style-name="P4" loext:marker-style-name="T3">após instalado chega a hora de configurar.</text:p>
      <text:p text:style-name="Standard" loext:marker-style-name="T2"><text:span text:style-name="T2">como configurar</text:span></text:p>
      <text:p text:style-name="P5" loext:marker-style-name="T3">editar o arquivo .env para utilizar o seu banco de dados de escolha;</text:p>
      <text:p text:style-name="P6"><text:span text:style-name="T7">php artisan migrate</text:span><text:span text:style-name="T8"> para fazer a migração da base de dados;</text:span></text:p>
      <text:p text:style-name="P7"><text:span text:style-name="T9">composer run dev</text:span><text:span text:style-name="T10"> para </text:span><text:span text:style-name="T11">iniciar o app localmente</text:span><text:span text:style-name="T10">;</text:span></text:p>
      <text:p text:style-name="P8">por dentro de <text:span text:style-name="T12">resources/views</text:span> as páginas php que você vai criar;</text:p>
      <text:p text:style-name="P9"><text:span text:style-name="T9">php artisan make:controller UserController –api</text:span><text:span text:style-name="T11"> </text:span><text:span text:style-name="T13">para criar um endpoint de api para criar e listar usuários;</text:span></text:p>
      <text:p text:style-name="P8">dentro de <text:s/><text:span text:style-name="T12">resources/routes</text:span> criar um arquivo api.php para gerenciar rotas da api;</text:p>
      <text:p text:style-name="P8"/>
      <text:p text:style-name="Standard" loext:marker-style-name="T2"><text:span text:style-name="T2">bibliografia</text:span><text:span text:style-name="T2"/></text:p>
      <text:p text:style-name="Standard" loext:marker-style-name="T3"><text:a xlink:type="simple" xlink:href="https://tecnoblog.net/responde/o-que-e-laravel-guia-para-iniciantes/" text:style-name="Internet_20_link" text:visited-style-name="Visited_20_Internet_20_Link"><text:span text:style-name="Internet_20_link"><text:span text:style-name="T3">tecnoblog.net</text:span></text:span></text:a></text:p>
      <text:p text:style-name="Standard"><text:a xlink:type="simple" xlink:href="https://laravel.com/docs/12.x/configuration" text:style-name="Internet_20_link" text:visited-style-name="Visited_20_Internet_20_Link"><text:span text:style-name="Internet_20_link"><text:span text:style-name="T14">laravel.com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ab3128</meta:initial-creator>
    <meta:editing-cycles>6</meta:editing-cycles>
    <meta:creation-date>2025-09-16T00:47:00</meta:creation-date>
    <dc:date>2025-09-17T17:00:52.137906530</dc:date>
    <meta:editing-duration>PT2H20M42S</meta:editing-duration>
    <meta:generator>LibreOffice/25.2.5.2$Linux_X86_64 LibreOffice_project/520$Build-2</meta:generator>
    <meta:document-statistic meta:table-count="0" meta:image-count="0" meta:object-count="0" meta:page-count="1" meta:paragraph-count="23" meta:word-count="210" meta:character-count="1299" meta:non-whitespace-character-count="1111"/>
    <meta:user-defined meta:name="AppVersion">16.0000</meta:user-defined>
    <meta:user-defined meta:name="Company">CPS</meta:user-defined>
    <meta:template xlink:type="simple" xlink:actuate="onRequest" xlink:title="Normal.dotm" xlink:href=""/>
  </office:meta>
</office:document-meta>
</file>